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6bf" officeooo:paragraph-rsid="000906bf"/>
    </style:style>
    <style:style style:name="T1" style:family="text">
      <style:text-properties officeooo:rsid="000a1582"/>
    </style:style>
    <style:style style:name="T2" style:family="text">
      <style:text-properties officeooo:rsid="000bc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ipeline {</text:p>
      <text:p text:style-name="P1"><text:tab/>agent none</text:p>
      <text:p text:style-name="P1"><text:tab/>stages{</text:p>
      <text:p text:style-name="P1"><text:tab/><text:tab/>stages(‘Example Build’) {</text:p>
      <text:p text:style-name="P1"><text:tab/><text:tab/><text:tab/>steps {</text:p>
      <text:p text:style-name="P1"><text:tab/><text:tab/><text:tab/>echo ‘Hello World from Jim’<text:span text:style-name="T2">()</text:span></text:p>
      <text:p text:style-name="P1"><text:tab/><text:tab/><text:tab/>}</text:p>
      <text:p text:style-name="P1"><text:tab/><text:tab/>}</text:p>
      <text:p text:style-name="P1"><text:tab/><text:tab/>stage(‘Example Deploy’) {</text:p>
      <text:p text:style-name="P1"><text:tab/><text:tab/><text:tab/>when {</text:p>
      <text:p text:style-name="P1"><text:tab/><text:tab/><text:tab/><text:tab/>triggeredBy<text:tab/>“TimerTrigger”</text:p>
      <text:p text:style-name="P1"><text:tab/><text:tab/><text:tab/><text:tab/>}</text:p>
      <text:p text:style-name="P1"><text:tab/><text:tab/><text:tab/>steps {</text:p>
      <text:p text:style-name="P1"><text:tab/><text:tab/><text:tab/><text:tab/>echo ‘Deploying’<text:span text:style-name="T2">()</text:span>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24:54.309565577</meta:creation-date>
    <dc:date>2019-11-04T14:54:16.098056697</dc:date>
    <meta:editing-duration>PT4M3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33" meta:character-count="222" meta:non-whitespace-character-count="162"/>
  </office:meta>
</office:document-meta>
</file>